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ypeLocator.registerImport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Locator.findType( String 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ndardTypeLocator.StandardTypeLocato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ypeLocator.StandardTyp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Locator.getImpor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Locator.removeImport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